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R</mi>
        <mi>m</mi>
      </msub>
      <mrow>
        <mo stretchy="false">(</mo>
        <mrow>
          <mi>x</mi>
        </mrow>
        <mo stretchy="false">)</mo>
      </mrow>
      <mrow>
        <mi/>
        <mo stretchy="false">=</mo>
        <mi/>
      </mrow>
      <msup>
        <mi>f</mi>
        <mrow>
          <mo stretchy="false">(</mo>
          <mrow>
            <mrow>
              <mi>m</mi>
              <mo stretchy="false">+</mo>
              <mn>1</mn>
            </mrow>
          </mrow>
          <mo stretchy="false">)</mo>
        </mrow>
      </msup>
      <mrow>
        <mo stretchy="false">(</mo>
        <mrow>
          <mo stretchy="false">ξ</mo>
        </mrow>
        <mo stretchy="false">)</mo>
      </mrow>
      <mfrac>
        <mrow>
          <msup>
            <mi>x</mi>
            <mrow>
              <mrow>
                <mi>m</mi>
                <mo stretchy="false">+</mo>
                <mn>1</mn>
              </mrow>
            </mrow>
          </msup>
        </mrow>
        <mrow>
          <mrow>
            <mo stretchy="false">(</mo>
            <mrow>
              <mrow>
                <mi>m</mi>
                <mo stretchy="false">+</mo>
                <mn>1</mn>
              </mrow>
            </mrow>
            <mo stretchy="false">)</mo>
          </mrow>
          <mtext>!</mtext>
        </mrow>
      </mfrac>
      <mi/>
      <mi>,</mi>
      <mi/>
      <mrow>
        <mrow>
          <mn>0</mn>
          <mo stretchy="false">&lt;</mo>
          <mo stretchy="false">ξ</mo>
        </mrow>
        <mo stretchy="false">&lt;</mo>
        <mi>x</mi>
      </mrow>
    </mrow>
    <annotation encoding="StarMath 5.0">R_m(x) `=` f^(m+1) (%ixi) {x^{m+1}} over {(m+1)"!"} `,~ 0 &lt; %ixi &lt;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27:26.146000000</meta:creation-date>
    <meta:generator>LibreOffice/4.1.4.2$Windows_x86 LibreOffice_project/0a0440ccc0227ad9829de5f46be37cfb6edcf72</meta:generator>
  </office:meta>
</office:document-meta>
</file>